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style:vertical-align="middle"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5.787cm" style:rel-column-width="19961*"/>
    </style:style>
    <style:style style:name="Tabela6.B" style:family="table-column">
      <style:table-column-properties style:column-width="13.213cm" style:rel-column-width="45574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2b21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efa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3cd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24ed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570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e4b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0a7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495d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303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24e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570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efa1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262e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303337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normal" officeooo:rsid="000f6bb7" officeooo:paragraph-rsid="00195b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2067f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262e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paragraph-rsid="0046526a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2b2123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2133ae" officeooo:paragraph-rsid="002b212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179516" style:font-size-asian="10.5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2b2123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195bdc" officeooo:paragraph-rsid="00195bdc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2pt" fo:font-style="italic" officeooo:rsid="001a42e5" officeooo:paragraph-rsid="002b2123" style:font-size-asian="10.5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1dd5ae" officeooo:paragraph-rsid="002b2123" style:font-size-asian="10.5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font-size="12pt" fo:font-style="italic" officeooo:rsid="0022482b" officeooo:paragraph-rsid="002b2123" style:font-size-asian="10.5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font-size="12pt" fo:font-style="italic" officeooo:rsid="00239a61" officeooo:paragraph-rsid="002b2123" style:font-size-asian="10.5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font-size="12pt" fo:font-style="italic" officeooo:rsid="0026a778" officeooo:paragraph-rsid="002b2123" style:font-size-asian="10.5pt" style:font-style-asian="italic" style:font-size-complex="12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font-size="12pt" fo:font-style="italic" officeooo:rsid="00284ff1" officeooo:paragraph-rsid="00284ff1" style:font-size-asian="10.5pt" style:font-style-asian="italic" style:font-size-complex="12pt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17951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2b212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b826c" officeooo:paragraph-rsid="002b826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9fd2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39fd26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40a725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79516" officeooo:paragraph-rsid="00179516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84ff1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b2123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30333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46526a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133ae" officeooo:paragraph-rsid="002b2123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262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53569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e4b6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0a72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179516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53569a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53569a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officeooo:paragraph-rsid="004f49de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font-style="italic" officeooo:rsid="00284ff1" officeooo:paragraph-rsid="004f49de" style:font-size-asian="10.5pt" style:font-style-asian="italic" style:font-size-complex="12pt" style:font-style-complex="italic"/>
    </style:style>
    <style:style style:name="T1" style:family="text">
      <style:text-properties fo:font-weight="normal" officeooo:rsid="002622c1" style:font-weight-asian="normal" style:font-weight-complex="normal"/>
    </style:style>
    <style:style style:name="T2" style:family="text">
      <style:text-properties fo:font-weight="normal" officeooo:rsid="006e3c50" style:font-weight-asian="normal" style:font-weight-complex="normal"/>
    </style:style>
    <style:style style:name="T3" style:family="text">
      <style:text-properties fo:font-weight="normal" officeooo:rsid="0029ad34" style:font-weight-asian="normal" style:font-weight-complex="normal"/>
    </style:style>
    <style:style style:name="T4" style:family="text">
      <style:text-properties fo:font-weight="normal" officeooo:rsid="004ea500" style:font-weight-asian="normal" style:font-weight-complex="normal"/>
    </style:style>
    <style:style style:name="T5" style:family="text">
      <style:text-properties fo:font-weight="normal" officeooo:rsid="005301af" style:font-weight-asian="normal" style:font-weight-complex="normal"/>
    </style:style>
    <style:style style:name="T6" style:family="text">
      <style:text-properties officeooo:rsid="001a3c58"/>
    </style:style>
    <style:style style:name="T7" style:family="text">
      <style:text-properties officeooo:rsid="001c3ac1"/>
    </style:style>
    <style:style style:name="T8" style:family="text">
      <style:text-properties officeooo:rsid="00269254"/>
    </style:style>
    <style:style style:name="T9" style:family="text">
      <style:text-properties officeooo:rsid="0026a778"/>
    </style:style>
    <style:style style:name="T10" style:family="text">
      <style:text-properties officeooo:rsid="00284ff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f592"/>
    </style:style>
    <style:style style:name="T13" style:family="text">
      <style:text-properties officeooo:rsid="002ca9ac"/>
    </style:style>
    <style:style style:name="T14" style:family="text">
      <style:text-properties officeooo:rsid="00315f53"/>
    </style:style>
    <style:style style:name="T15" style:family="text">
      <style:text-properties officeooo:rsid="00339246"/>
    </style:style>
    <style:style style:name="T16" style:family="text">
      <style:text-properties officeooo:rsid="003504f0"/>
    </style:style>
    <style:style style:name="T17" style:family="text">
      <style:text-properties officeooo:rsid="0037c242"/>
    </style:style>
    <style:style style:name="T18" style:family="text">
      <style:text-properties officeooo:rsid="003a100d"/>
    </style:style>
    <style:style style:name="T19" style:family="text">
      <style:text-properties officeooo:rsid="004442db"/>
    </style:style>
    <style:style style:name="T20" style:family="text">
      <style:text-properties officeooo:rsid="0045561e"/>
    </style:style>
    <style:style style:name="T21" style:family="text">
      <style:text-properties officeooo:rsid="003d7ef5"/>
    </style:style>
    <style:style style:name="T22" style:family="text">
      <style:text-properties officeooo:rsid="004d1f46"/>
    </style:style>
    <style:style style:name="T23" style:family="text">
      <style:text-properties officeooo:rsid="004e743d"/>
    </style:style>
    <style:style style:name="T24" style:family="text">
      <style:text-properties officeooo:rsid="004bcdc8"/>
    </style:style>
    <style:style style:name="T25" style:family="text">
      <style:text-properties officeooo:rsid="004aa93a"/>
    </style:style>
    <style:style style:name="T26" style:family="text">
      <style:text-properties officeooo:rsid="004f49de"/>
    </style:style>
    <style:style style:name="T27" style:family="text">
      <style:text-properties officeooo:rsid="005301af"/>
    </style:style>
    <style:style style:name="T28" style:family="text">
      <style:text-properties officeooo:rsid="0053569a"/>
    </style:style>
    <style:style style:name="T29" style:family="text">
      <style:text-properties officeooo:rsid="00546f5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CTURED CONTROL LANGUAGE</text:p>
      <text:p text:style-name="P3"/>
      <text:p text:style-name="P19">1. PODSTAWOWE FUNKCJE</text:p>
      <text:p text:style-name="P3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0">PODSTAWOWE FUNKCJE</text:p>
          </table:table-cell>
          <table:covered-table-cell/>
        </table:table-row>
        <table:table-row>
          <table:table-cell table:style-name="Tabela1.A2" office:value-type="string">
            <text:p text:style-name="P46">Q = A</text:p>
          </table:table-cell>
          <table:table-cell table:style-name="Tabela1.B2" office:value-type="string">
            <text:p text:style-name="P29">#Q := #A;</text:p>
          </table:table-cell>
        </table:table-row>
        <table:table-row>
          <table:table-cell table:style-name="Tabela1.A2" office:value-type="string">
            <text:p text:style-name="P47">Q = A ∩ B</text:p>
          </table:table-cell>
          <table:table-cell table:style-name="Tabela1.B2" office:value-type="string">
            <text:p text:style-name="P29">#Q := #A AND #B; </text:p>
          </table:table-cell>
        </table:table-row>
        <table:table-row>
          <table:table-cell table:style-name="Tabela1.A2" office:value-type="string">
            <text:p text:style-name="P47">Q = A ∪ B</text:p>
          </table:table-cell>
          <table:table-cell table:style-name="Tabela1.B2" office:value-type="string">
            <text:p text:style-name="P29">#Q := #A OR #B;</text:p>
          </table:table-cell>
        </table:table-row>
        <table:table-row>
          <table:table-cell table:style-name="Tabela1.A2" office:value-type="string">
            <text:p text:style-name="P18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1.B2" office:value-type="string">
            <text:p text:style-name="P31">#Q := NOT #A;</text:p>
          </table:table-cell>
        </table:table-row>
      </table:table>
      <text:p text:style-name="P38"/>
      <text:p text:style-name="P38"/>
      <text:p text:style-name="P39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5">PRZYKŁADY</text:p>
          </table:table-cell>
          <table:covered-table-cell/>
        </table:table-row>
        <table:table-row>
          <table:table-cell table:style-name="Tabela3.A2" office:value-type="string">
            <text:p text:style-name="P4"><draw:frame draw:style-name="fr1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30">#Q := <text:span text:style-name="T6">NOT </text:span>#A AND #B; </text:p>
          </table:table-cell>
        </table:table-row>
        <table:table-row>
          <table:table-cell table:style-name="Tabela3.A2" office:value-type="string">
            <text:p text:style-name="P49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30">#Q := #A OR <text:span text:style-name="T6">NOT </text:span>#B;</text:p>
          </table:table-cell>
        </table:table-row>
        <table:table-row>
          <table:table-cell table:style-name="Tabela3.A2" office:value-type="string">
            <text:p text:style-name="P49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32">#Q := NOT A AND (#<text:span text:style-name="T7">B OR #C);</text:span></text:p>
          </table:table-cell>
        </table:table-row>
        <table:table-row>
          <table:table-cell table:style-name="Tabela3.A2" office:value-type="string">
            <text:p text:style-name="P49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33">#Q := (#A OR #B) AND NOT #C;</text:p>
          </table:table-cell>
        </table:table-row>
      </table:table>
      <text:p text:style-name="P39"/>
      <text:p text:style-name="P38"/>
      <text:p text:style-name="P39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6">KONSTRUKCJE</text:p>
          </table:table-cell>
          <table:covered-table-cell/>
        </table:table-row>
        <table:table-row>
          <table:table-cell table:style-name="Tabela4.A2" office:value-type="string">
            <text:p text:style-name="P52">IF</text:p>
          </table:table-cell>
          <table:table-cell table:style-name="Tabela4.B2" office:value-type="string">
            <text:p text:style-name="P34">IF #S1 THEN<text:line-break/> <text:s text:c="3"/>L1 := 1;</text:p>
            <text:p text:style-name="P34">END_IF;</text:p>
          </table:table-cell>
        </table:table-row>
        <table:table-row>
          <table:table-cell table:style-name="Tabela4.A2" office:value-type="string">
            <text:p text:style-name="P52">IF + ELSE</text:p>
          </table:table-cell>
          <table:table-cell table:style-name="Tabela4.B2" office:value-type="string">
            <text:p text:style-name="P35">IF #S1 AND #S<text:span text:style-name="T25">2</text:span> THEN<text:line-break/> <text:s text:c="4"/>L<text:span text:style-name="T8">2</text:span> := 1;</text:p>
            <text:p text:style-name="P35">ELSE</text:p>
            <text:p text:style-name="P35"><text:s text:c="5"/>L<text:span text:style-name="T8">2</text:span> := 0;<text:line-break/><text:span text:style-name="T9">END_IF;</text:span></text:p>
          </table:table-cell>
        </table:table-row>
        <table:table-row>
          <table:table-cell table:style-name="Tabela4.A2" office:value-type="string">
            <text:p text:style-name="P52">IF + IFELS</text:p>
          </table:table-cell>
          <table:table-cell table:style-name="Tabela4.B2" office:value-type="string">
            <text:p text:style-name="P36">IF #S1 AND #B1 THEN<text:line-break/> <text:s text:c="4"/><text:span text:style-name="T10">#</text:span>L1 := 1;</text:p>
            <text:p text:style-name="P36">ELSIF #S2 THEN<text:line-break/> <text:s text:c="4"/><text:span text:style-name="T10">#</text:span>L2 := 1;</text:p>
            <text:p text:style-name="P36">END_IF;</text:p>
          </table:table-cell>
        </table:table-row>
        <table:table-row>
          <table:table-cell table:style-name="Tabela4.A2" office:value-type="string">
            <text:p text:style-name="P52">CASE OF</text:p>
          </table:table-cell>
          <table:table-cell table:style-name="Tabela4.B2" office:value-type="string">
            <text:p text:style-name="P28">CASE #krok OF<text:line-break/> <text:s/>0:</text:p>
            <text:p text:style-name="P28"><text:s text:c="11"/>Y1 := 1;</text:p>
            <text:p text:style-name="P28"><text:s text:c="11"/>IF #B2 THEN</text:p>
            <text:p text:style-name="P28"><text:s text:c="16"/><text:span text:style-name="T10">#</text:span>krok := 1;</text:p>
            <text:p text:style-name="P28"><text:s text:c="11"/>END_IF;</text:p>
            <text:p text:style-name="P28">1:</text:p>
            <text:p text:style-name="P27"><text:s text:c="11"/>Y1 := 0;</text:p>
            <text:p text:style-name="P28"><text:s text:c="11"/>IF #B1 THEN</text:p>
            <text:p text:style-name="P28"><text:s text:c="16"/><text:span text:style-name="T10">#</text:span>krok := 0;</text:p>
            <text:p text:style-name="P28"><text:s text:c="11"/>END_IF;<text:line-break/>END_CASE;</text:p>
          </table:table-cell>
        </table:table-row>
      </table:table>
      <text:p text:style-name="P3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1">RS &amp; SR</text:p>
          </table:table-cell>
          <table:covered-table-cell/>
        </table:table-row>
        <table:table-row>
          <table:table-cell table:style-name="Tabela2.A2" office:value-type="string">
            <text:p text:style-name="P48"><text:span text:style-name="T5">RS</text:span><text:span text:style-name="T1"> (se</text:span><text:span text:style-name="T2">t</text:span><text:span text:style-name="T1"> reset)<text:line-break/></text:span><text:span text:style-name="T4">dominacja </text:span><text:span text:style-name="T5">resetu</text:span></text:p>
          </table:table-cell>
          <table:table-cell table:style-name="Tabela2.B2" office:value-type="string">
            <text:p text:style-name="P37">IF #SET THEN<text:line-break/> <text:s text:c="4"/>#ON := 1;</text:p>
            <text:p text:style-name="P37">END_IF;</text:p>
            <text:p text:style-name="P37"/>
            <text:p text:style-name="P37">IF #RESET THEN<text:line-break/> <text:s text:c="4"/>#ON := 0;</text:p>
            <text:p text:style-name="P37">END_IF;</text:p>
          </table:table-cell>
        </table:table-row>
        <table:table-row>
          <table:table-cell table:style-name="Tabela2.A2" office:value-type="string">
            <text:p text:style-name="P60">RS (reset set)<text:line-break/><text:span text:style-name="T26">dominacja </text:span><text:span text:style-name="T27">setu</text:span></text:p>
          </table:table-cell>
          <table:table-cell table:style-name="Tabela2.B2" office:value-type="string">
            <text:p text:style-name="P61">IF #<text:span text:style-name="T26">RESET</text:span> THEN<text:line-break/> <text:s text:c="4"/>#ON := 1;</text:p>
            <text:p text:style-name="P61">END_IF;</text:p>
            <text:p text:style-name="P61"/>
            <text:p text:style-name="P61">IF #<text:span text:style-name="T26">SET</text:span> THEN<text:line-break/> <text:s text:c="4"/>#ON := 0;</text:p>
            <text:p text:style-name="P61">END_IF;</text:p>
          </table:table-cell>
        </table:table-row>
      </table:table>
      <text:p text:style-name="P38"/>
      <text:p text:style-name="P38"/>
      <text:p text:style-name="P59"><text:span text:style-name="T28">2</text:span>. <text:span text:style-name="T17">TON JAKO GENERATOR IMPULSU</text:span></text:p>
      <text:p text:style-name="P59"/>
      <text:p text:style-name="P54">#TON1(IN:=NOT #TON2.Q,</text:p>
      <text:p text:style-name="P54"><text:s text:c="6"/>Q=&gt;#L1,</text:p>
      <text:p text:style-name="P54"><text:s text:c="6"/>PT:=T#500ms);</text:p>
      <text:p text:style-name="P54">#TON2(IN:=#TON1.Q,</text:p>
      <text:p text:style-name="P54"><text:s text:c="6"/>PT:=T#500ms)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<text:soft-page-break/><text:span text:style-name="T28">3</text:span>. CZASÓWKI</text:p>
      <text:p text:style-name="P4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7"><text:span text:style-name="T11">TP – Time Pulse</text:span><text:line-break/>(impuls zadany)<text:line-break/>po podaniu sygnału na czasówkę, to ta będzie podawać sygnał przez podany czas<text:line-break/></text:p>
          </table:table-cell>
          <table:table-cell table:style-name="Tabela5.B1" office:value-type="string">
            <text:p text:style-name="P44">#TP(IN:=_bool_in_,</text:p>
            <text:p text:style-name="P44"><text:s text:c="8"/>PT:=_time_in_,</text:p>
            <text:p text:style-name="P44"><text:s text:c="8"/>Q=&gt;_bool_out_,</text:p>
            <text:p text:style-name="P44"><text:s text:c="8"/>ET=&gt;_time_out_);</text:p>
            <text:p text:style-name="P44"/>
            <text:p text:style-name="P15"><text:s text:c="11"/>IN – input</text:p>
            <text:p text:style-name="P5"><text:tab/><text:span text:style-name="T12">PT – pulse time</text:span></text:p>
            <text:p text:style-name="P5"><text:tab/><text:span text:style-name="T12">Q – output</text:span></text:p>
            <text:p text:style-name="P6"><text:tab/><text:span text:style-name="T12">ET – Elapsed Time</text:span></text:p>
          </table:table-cell>
        </table:table-row>
        <table:table-row>
          <table:table-cell table:style-name="Tabela5.A2" office:value-type="string">
            <text:p text:style-name="P23">TON – Time On Delay</text:p>
            <text:p text:style-name="P50">(opóźnienie włączenia)</text:p>
            <text:p text:style-name="P17">po podaniu sygnału, zostaje on przekazany dalej </text:p>
            <text:p text:style-name="P12"><text:span text:style-name="T13">po </text:span><text:span text:style-name="T14">upływie</text:span><text:span text:style-name="T13"> dan</text:span><text:span text:style-name="T14">ego</text:span><text:span text:style-name="T13"> czas</text:span><text:span text:style-name="T14">u</text:span><text:span text:style-name="T13"><text:line-break/>sygnał musi być podawany cały przez dany czas aby czasówka zadziałała</text:span></text:p>
          </table:table-cell>
          <table:table-cell table:style-name="Tabela5.B2" office:value-type="string">
            <text:p text:style-name="P44">#TON(IN:=_bool_in_,</text:p>
            <text:p text:style-name="P44"><text:s text:c="11"/>PT:=_time_in_,</text:p>
            <text:p text:style-name="P44"><text:s text:c="11"/>Q=&gt;_bool_out_,</text:p>
            <text:p text:style-name="P44"><text:s text:c="11"/>ET=&gt;_time_out_);</text:p>
            <text:p text:style-name="P44"/>
            <text:p text:style-name="P44"><text:tab/>IN – input</text:p>
            <text:p text:style-name="P44"><text:tab/>PT – pulse time</text:p>
            <text:p text:style-name="P44"><text:tab/>Q – output</text:p>
            <text:p text:style-name="P44"><text:tab/>ET – Elapsed Time</text:p>
          </table:table-cell>
        </table:table-row>
        <table:table-row>
          <table:table-cell table:style-name="Tabela5.A2" office:value-type="string">
            <text:p text:style-name="P23">TOF– Time Off Delay</text:p>
            <text:p text:style-name="P47">(opóźnienie wyłączenia)</text:p>
            <text:p text:style-name="P47">po podaniu sygnału i jego zniknięciu na czasówkę, będzie on dalej przekazywany przez dany czas</text:p>
          </table:table-cell>
          <table:table-cell table:style-name="Tabela5.B2" office:value-type="string">
            <text:p text:style-name="P44">#TOF(IN:=_bool_in_,</text:p>
            <text:p text:style-name="P44"><text:s text:c="10"/>PT:=_time_in_,</text:p>
            <text:p text:style-name="P44"><text:s text:c="10"/>Q=&gt;_bool_out_,</text:p>
            <text:p text:style-name="P44"><text:s text:c="10"/>ET=&gt;_time_out_);</text:p>
            <text:p text:style-name="P44"/>
            <text:p text:style-name="P13"><text:s text:c="11"/>IN – input</text:p>
            <text:p text:style-name="P7"><text:tab/><text:span text:style-name="T12">PT – pulse time</text:span></text:p>
            <text:p text:style-name="P7"><text:tab/><text:span text:style-name="T12">Q – output</text:span></text:p>
            <text:p text:style-name="P7"><text:tab/><text:span text:style-name="T12">ET – Elapsed Time</text:span></text:p>
          </table:table-cell>
        </table:table-row>
        <table:table-row>
          <table:table-cell table:style-name="Tabela5.A2" office:value-type="string">
            <text:p text:style-name="P23">TONR – Time On Delay Retentive</text:p>
            <text:p text:style-name="P47">(opóźnienie włączenia z <text:s/>podtrzymanym czasem)</text:p>
            <text:p text:style-name="P47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5.B2" office:value-type="string">
            <text:p text:style-name="P44">#TONR(IN:=_bool_in_,</text:p>
            <text:p text:style-name="P44"><text:s text:c="14"/>R:=_bool_in_,</text:p>
            <text:p text:style-name="P44"><text:s text:c="14"/>PT:=_time_in_,</text:p>
            <text:p text:style-name="P44"><text:s text:c="14"/>Q=&gt;_bool_out_,</text:p>
            <text:p text:style-name="P44"><text:s text:c="14"/>ET=&gt;_time_out_);</text:p>
            <text:p text:style-name="P44"/>
            <text:p text:style-name="P14"><text:tab/>IN – input</text:p>
            <text:p text:style-name="P8"><text:tab/><text:span text:style-name="T15">R – reset</text:span></text:p>
            <text:p text:style-name="P8"><text:tab/><text:span text:style-name="T12">PT – pulse time</text:span></text:p>
            <text:p text:style-name="P8"><text:tab/><text:span text:style-name="T12">Q – output</text:span></text:p>
            <text:p text:style-name="P8"><text:tab/><text:span text:style-name="T12">ET – Elapsed Time</text:span></text:p>
          </table:table-cell>
        </table:table-row>
      </table:table>
      <text:p text:style-name="P41"/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8"/>
      <text:p text:style-name="P38"/>
      <text:p text:style-name="P43"><text:soft-page-break/>4. LICZNIKI</text:p>
      <text:p text:style-name="P4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CTU – Count Up</text:p>
            <text:p text:style-name="P51"><text:line-break/>licznik, który dodaje, po spełnieniu warunku PV podaje sygnał na Q</text:p>
          </table:table-cell>
          <table:table-cell table:style-name="Tabela6.B1" office:value-type="string">
            <text:p text:style-name="P44">#CTU(CU:=#S1,</text:p>
            <text:p text:style-name="P44"><text:s text:c="5"/>R:=#RESET,</text:p>
            <text:p text:style-name="P44"><text:s text:c="5"/>PV:=5,</text:p>
            <text:p text:style-name="P44"><text:s text:c="5"/>Q=&gt;#L1);</text:p>
            <text:p text:style-name="P44"/>
            <text:p text:style-name="P9"><text:tab/><text:span text:style-name="T18">CU – count up</text:span></text:p>
            <text:p text:style-name="P9"><text:tab/><text:span text:style-name="T18">R – reset</text:span></text:p>
            <text:p text:style-name="P9"><text:tab/><text:span text:style-name="T18">PV – preset value</text:span></text:p>
            <text:p text:style-name="P10"><text:tab/><text:span text:style-name="T18">Q – output</text:span></text:p>
            <text:p text:style-name="P9"><text:tab/><text:span text:style-name="T18">CV – current value</text:span></text:p>
          </table:table-cell>
        </table:table-row>
        <table:table-row>
          <table:table-cell table:style-name="Tabela6.A2" office:value-type="string">
            <text:p text:style-name="P23">CTD – Count Down</text:p>
            <text:p text:style-name="P23"/>
            <text:p text:style-name="P47">licznik, który odejmuje, po spełnieniu warunku <text:span text:style-name="T29">CV=0</text:span> podaje sygnał na Q</text:p>
          </table:table-cell>
          <table:table-cell table:style-name="Tabela6.B2" office:value-type="string">
            <text:p text:style-name="P44">#CTD(CD:=#S1,</text:p>
            <text:p text:style-name="P44"><text:s text:c="5"/>R:=#RESET,</text:p>
            <text:p text:style-name="P44"><text:s text:c="5"/>PV:=5,</text:p>
            <text:p text:style-name="P44"><text:s text:c="5"/>Q=&gt;#L1);</text:p>
            <text:p text:style-name="P45"/>
            <text:p text:style-name="P10"><text:tab/><text:span text:style-name="T18">C</text:span><text:span text:style-name="T21">D</text:span><text:span text:style-name="T18"> – count </text:span><text:span text:style-name="T21">down</text:span></text:p>
            <text:p text:style-name="P10"><text:tab/><text:span text:style-name="T18">R – reset</text:span></text:p>
            <text:p text:style-name="P10"><text:tab/><text:span text:style-name="T18">PV – preset value</text:span></text:p>
            <text:p text:style-name="P10"><text:tab/><text:span text:style-name="T18">Q – output</text:span></text:p>
            <text:p text:style-name="P10"><text:tab/><text:span text:style-name="T18">CV – current value</text:span></text:p>
          </table:table-cell>
        </table:table-row>
        <table:table-row>
          <table:table-cell table:style-name="Tabela6.A2" office:value-type="string">
            <text:p text:style-name="P23">CTUD Count Up / Down</text:p>
            <text:p text:style-name="P23"/>
            <text:p text:style-name="P47">licznik, który ma możliwość dodawania i odejmowania, po spełnieniu warunku PV podaje sygnał na wyjście</text:p>
          </table:table-cell>
          <table:table-cell table:style-name="Tabela6.B2" office:value-type="string">
            <text:p text:style-name="P44">#CTUD(CU:=#S1,</text:p>
            <text:p text:style-name="P44"><text:s text:c="6"/>CD:=#S2,</text:p>
            <text:p text:style-name="P44"><text:s text:c="6"/>R:=#RESET,</text:p>
            <text:p text:style-name="P44"><text:s text:c="6"/>LD:=#S3,</text:p>
            <text:p text:style-name="P44"><text:s text:c="6"/>PV:=10,</text:p>
            <text:p text:style-name="P44"><text:s text:c="6"/>QU=&gt;#L1,</text:p>
            <text:p text:style-name="P44"><text:s text:c="6"/>QD=&gt;#L2);</text:p>
            <text:p text:style-name="P44"/>
            <text:p text:style-name="P11"><text:tab/><text:span text:style-name="T18">CU – count up</text:span></text:p>
            <text:p text:style-name="P11"><text:tab/><text:span text:style-name="T18">C</text:span><text:span text:style-name="T21">D</text:span><text:span text:style-name="T18"> – count </text:span><text:span text:style-name="T21">down</text:span></text:p>
            <text:p text:style-name="P11"><text:tab/><text:span text:style-name="T18">R – reset</text:span></text:p>
            <text:p text:style-name="P11"><text:tab/><text:span text:style-name="T18">PV – preset value</text:span></text:p>
            <text:p text:style-name="P11"><text:tab/><text:span text:style-name="T23">LD – load (ładuje PV na CV)</text:span></text:p>
            <text:p text:style-name="P11"><text:tab/><text:span text:style-name="T18">Q</text:span><text:span text:style-name="T24">U</text:span><text:span text:style-name="T18"> – output </text:span><text:span text:style-name="T24">(</text:span><text:span text:style-name="T22">jeśli </text:span><text:span text:style-name="T19">PV = CV </text:span><text:span text:style-name="T22">to da sygnał</text:span><text:span text:style-name="T24">)</text:span></text:p>
            <text:p text:style-name="P11"><text:span text:style-name="T19"><text:tab/>QD – </text:span><text:span text:style-name="T24">output (</text:span><text:span text:style-name="T22">jeśli </text:span><text:span text:style-name="T19">PV = 0 </text:span><text:span text:style-name="T22">to da sygnał </text:span><text:span text:style-name="T20">)</text:span></text:p>
            <text:p text:style-name="P11"><text:tab/><text:span text:style-name="T18">CV – current value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4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47:25.655000000</meta:creation-date>
    <meta:generator>LibreOffice/7.6.5.2$Windows_X86_64 LibreOffice_project/38d5f62f85355c192ef5f1dd47c5c0c0c6d6598b</meta:generator>
    <dc:date>2024-05-16T11:28:38.524000000</dc:date>
    <meta:editing-duration>PT3H18M47S</meta:editing-duration>
    <meta:editing-cycles>53</meta:editing-cycles>
    <meta:document-statistic meta:table-count="6" meta:image-count="0" meta:object-count="5" meta:page-count="4" meta:paragraph-count="147" meta:word-count="492" meta:character-count="3187" meta:non-whitespace-character-count="2365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